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tyle="italic" style:font-style-asian="italic" style:font-style-complex="italic"/>
    </style:style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tyle="italic" style:font-style-asian="italic" style:font-style-complex="italic"/>
    </style:style>
    <style:style style:name="T6_2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>
      <style:text-properties style:text-position="sub 58%"/>
    </style:style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>
      <style:text-properties style:text-position="sub 58%"/>
    </style:style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>
      <style:text-properties style:text-position="sub 58%"/>
    </style:style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>
      <style:text-properties style:text-position="sub 58%"/>
    </style:style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>
      <style:text-properties style:text-position="sub 58%"/>
    </style:style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style:text-position="sub 58%"/>
    </style:style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style:text-position="sub 58%"/>
    </style:style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>
      <style:text-properties style:text-position="sub 58%"/>
    </style:style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T66_8" style:family="text">
      <style:text-properties fo:font-weight="bold" style:font-weight-asian="bold" style:font-weight-complex="bold"/>
    </style:style>
    <style:style style:name="T66_9" style:family="text">
      <style:text-properties fo:font-weight="bold" style:font-weight-asian="bold" style:font-weight-complex="bold"/>
    </style:style>
    <style:style style:name="T66_10" style:family="text">
      <style:text-properties fo:font-weight="bold" style:font-weight-asian="bold" style:font-weight-complex="bold"/>
    </style:style>
    <style:style style:name="T66_11" style:family="text">
      <style:text-properties fo:font-weight="bold" style:font-weight-asian="bold" style:font-weight-complex="bold"/>
    </style:style>
    <style:style style:name="T66_12" style:family="text">
      <style:text-properties fo:font-weight="bold" style:font-weight-asian="bold" style:font-weight-complex="bold"/>
    </style:style>
    <style:style style:name="T66_13" style:family="text">
      <style:text-properties fo:font-weight="bold" style:font-weight-asian="bold" style:font-weight-complex="bold"/>
    </style:style>
    <style:style style:name="T66_14" style:family="text">
      <style:text-properties fo:font-weight="bold" style:font-weight-asian="bold" style:font-weight-complex="bold"/>
    </style:style>
    <style:style style:name="T66_15" style:family="text">
      <style:text-properties fo:font-weight="bold" style:font-weight-asian="bold" style:font-weight-complex="bold"/>
    </style:style>
    <style:style style:name="T66_16" style:family="text">
      <style:text-properties fo:font-weight="bold" style:font-weight-asian="bold" style:font-weight-complex="bold"/>
    </style:style>
    <style:style style:name="T66_17" style:family="text">
      <style:text-properties fo:font-weight="bold" style:font-weight-asian="bold" style:font-weight-complex="bold"/>
    </style:style>
    <style:style style:name="T66_18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Keywords</text:span><text:span text:style-name="T1_2">:<text:s/></text:span><text:span text:style-name="T1_3">Host</text:span><text:span text:style-name="T1_4">,<text:s/></text:span><text:span text:style-name="T1_5">Device</text:span><text:span text:style-name="T1_6">,<text:s/></text:span><text:span text:style-name="T1_7">BT</text:span><text:span text:style-name="T1_8">-</text:span><text:span text:style-name="T1_9">connections</text:span><text:span text:style-name="T1_10">.</text:span></text:p>
      <text:p text:style-name="P2"/>
      <text:p text:style-name="P3"><text:span text:style-name="T3_1">Описание</text:span><text:span text:style-name="T3_2">:<text:s/></text:span><text:span text:style-name="T3_3">набор</text:span><text:span text:style-name="T3_4"><text:s/></text:span><text:span text:style-name="T3_5">сервисов</text:span><text:span text:style-name="T3_6"><text:s/></text:span><text:span text:style-name="T3_7">объединённых</text:span><text:span text:style-name="T3_8"><text:s/></text:span><text:span text:style-name="T3_9">одной</text:span><text:span text:style-name="T3_10"><text:s/></text:span><text:span text:style-name="T3_11">формой</text:span><text:span text:style-name="T3_12"><text:s/></text:span><text:span text:style-name="T3_13">и</text:span><text:span text:style-name="T3_14"><text:s/></text:span><text:span text:style-name="T3_15">протоколом</text:span><text:span text:style-name="T3_16">.<text:s/></text:span><text:span text:style-name="T3_17">Используется</text:span><text:span text:style-name="T3_18"><text:s/></text:span><text:span text:style-name="T3_19">клиент</text:span><text:span text:style-name="T3_20">-</text:span><text:span text:style-name="T3_21">серверная</text:span><text:span text:style-name="T3_22"><text:s/></text:span><text:span text:style-name="T3_23">модель</text:span><text:span text:style-name="T3_24"><text:s/></text:span><text:span text:style-name="T3_25">на</text:span><text:span text:style-name="T3_26"><text:s/></text:span><text:span text:style-name="T3_27">основе</text:span><text:span text:style-name="T3_28"><text:s/></text:span><text:span text:style-name="T3_29">соединения</text:span><text:span text:style-name="T3_30"><text:s/></text:span><text:span text:style-name="T3_31">с</text:span><text:span text:style-name="T3_32"><text:s/></text:span><text:span text:style-name="T3_33">помощью</text:span><text:span text:style-name="T3_34"><text:s/></text:span><text:span text:style-name="T3_35">BT</text:span><text:span text:style-name="T3_36">.<text:s/></text:span></text:p>
      <text:p text:style-name="P4"/>
      <text:p text:style-name="P5"><text:span text:style-name="T5_1">Current</text:span><text:span text:style-name="T5_2"><text:s/></text:span><text:span text:style-name="T5_3">Tasks</text:span><text:span text:style-name="T5_4">:</text:span></text:p>
      <text:list text:style-name="LS1" xml:id="list0">
        <text:list-item>
          <text:p text:style-name="P6"><text:span text:style-name="T6_1">LCD</text:span><text:span text:style-name="T6_2">:</text:span></text:p>
          <text:list>
            <text:list-item>
              <text:p text:style-name="P7"><text:span text:style-name="T7_1">Fonts</text:span><text:span text:style-name="T7_2"><text:s/></text:span><text:span text:style-name="T7_3">and</text:span><text:span text:style-name="T7_4"><text:s/></text:span><text:span text:style-name="T7_5">unicode</text:span><text:span text:style-name="T7_6">(</text:span><text:span text:style-name="T7_7">utf</text:span><text:span text:style-name="T7_8">-8)</text:span></text:p>
            </text:list-item>
          </text:list>
        </text:list-item>
        <text:list-item>
          <text:p text:style-name="P8"><text:span text:style-name="T8_1">Control</text:span></text:p>
          <text:list>
            <text:list-item>
              <text:p text:style-name="P9"><text:span text:style-name="T9_1">Return</text:span><text:span text:style-name="T9_2"><text:s/></text:span><text:span text:style-name="T9_3">status</text:span><text:span text:style-name="T9_4"><text:s/></text:span><text:span text:style-name="T9_5">of</text:span><text:span text:style-name="T9_6"><text:s/></text:span><text:span text:style-name="T9_7">control</text:span><text:span text:style-name="T9_8"><text:s/></text:span><text:span text:style-name="T9_9">messages</text:span></text:p>
            </text:list-item>
          </text:list>
        </text:list-item>
        <text:list-item>
          <text:p text:style-name="P10"><text:span text:style-name="T10_1">IO</text:span><text:span text:style-name="T10_2">:</text:span></text:p>
          <text:list>
            <text:list-item>
              <text:p text:style-name="P11"><text:span text:style-name="T11_1">Callback</text:span><text:span text:style-name="T11_2"><text:s/></text:span><text:span text:style-name="T11_3">for</text:span><text:span text:style-name="T11_4"><text:s/></text:span><text:span text:style-name="T11_5">receive</text:span><text:span text:style-name="T11_6">,<text:s/></text:span><text:span text:style-name="T11_7">event</text:span><text:span text:style-name="T11_8"><text:s/></text:span><text:span text:style-name="T11_9">model</text:span></text:p>
            </text:list-item>
          </text:list>
        </text:list-item>
      </text:list>
      <text:p text:style-name="P12"/>
      <text:p text:style-name="P13"/>
      <text:p text:style-name="P14"><text:span text:style-name="T14_1">Общая</text:span><text:span text:style-name="T14_2"><text:s/></text:span><text:span text:style-name="T14_3">информация</text:span><text:span text:style-name="T14_4"><text:s/></text:span><text:span text:style-name="T14_5">по</text:span><text:span text:style-name="T14_6"><text:s/></text:span><text:span text:style-name="T14_7">протоколу</text:span></text:p>
      <text:p text:style-name="P15"/>
      <text:p text:style-name="P16"><text:span text:style-name="T16_1">Структура</text:span></text:p>
      <text:p text:style-name="P17"><text:span text:style-name="T17_1">HEADER</text:span><text:span text:style-name="T17_2">:</text:span><text:span text:style-name="T17_3">ADDRESS</text:span><text:span text:style-name="T17_4">:</text:span><text:span text:style-name="T17_5">SIZE</text:span><text:span text:style-name="T17_6">[:</text:span><text:span text:style-name="T17_7">MESSAGE</text:span><text:span text:style-name="T17_8">]</text:span></text:p>
      <text:p text:style-name="P18"/>
      <text:p text:style-name="P19"><text:span text:style-name="T19_1">HEADER</text:span></text:p>
      <text:p text:style-name="P20"><text:span text:style-name="T20_1">size</text:span><text:span text:style-name="T20_2">:<text:s/>1<text:s/></text:span><text:span text:style-name="T20_3">byte</text:span></text:p>
      <text:p text:style-name="P21"><text:span text:style-name="T21_1">set</text:span><text:span text:style-name="T21_2">:</text:span></text:p>
      <text:list text:style-name="LS2" xml:id="list6">
        <text:list-item>
          <text:p text:style-name="P22"><text:span text:style-name="T22_1">Q</text:span><text:span text:style-name="T22_2"><text:s/>-<text:s/></text:span><text:span text:style-name="T22_3">quest</text:span></text:p>
        </text:list-item>
        <text:list-item>
          <text:p text:style-name="P23"><text:span text:style-name="T23_1">A</text:span><text:span text:style-name="T23_2"><text:s/>-<text:s/></text:span><text:span text:style-name="T23_3">ansver</text:span></text:p>
        </text:list-item>
        <text:list-item>
          <text:p text:style-name="P24"><text:span text:style-name="T24_1">C</text:span><text:span text:style-name="T24_2"><text:s/>-<text:s/></text:span><text:span text:style-name="T24_3">command</text:span></text:p>
        </text:list-item>
      </text:list>
      <text:p text:style-name="P25"/>
      <text:p text:style-name="P26"><text:span text:style-name="T26_1">ADDRESS</text:span></text:p>
      <text:p text:style-name="P27"><text:span text:style-name="T27_1">size</text:span><text:span text:style-name="T27_2">:<text:s/>1<text:s/></text:span><text:span text:style-name="T27_3">byte</text:span></text:p>
      <text:p text:style-name="P28"><text:span text:style-name="T28_1">range</text:span><text:span text:style-name="T28_2">:</text:span></text:p>
      <text:list text:style-name="LS3" xml:id="list9">
        <text:list-item>
          <text:p text:style-name="P29"><text:span text:style-name="T29_1">0<text:s/>-<text:s/></text:span><text:span text:style-name="T29_2">service</text:span></text:p>
        </text:list-item>
        <text:list-item>
          <text:p text:style-name="P30"><text:span text:style-name="T30_1">1<text:s/>-<text:s/></text:span><text:span text:style-name="T30_2">system</text:span></text:p>
        </text:list-item>
        <text:list-item>
          <text:p text:style-name="P31"><text:span text:style-name="T31_1">2<text:s/>-<text:s/></text:span><text:span text:style-name="T31_2">common</text:span></text:p>
        </text:list-item>
        <text:list-item>
          <text:p text:style-name="P32"><text:span text:style-name="T32_1">3...255<text:s/>-<text:s/></text:span><text:span text:style-name="T32_2">user</text:span><text:span text:style-name="T32_3"><text:s/></text:span><text:span text:style-name="T32_4">space</text:span></text:p>
        </text:list-item>
      </text:list>
      <text:p text:style-name="P33"/>
      <text:p text:style-name="P34"><text:span text:style-name="T34_1">SIZE</text:span></text:p>
      <text:p text:style-name="P35"><text:span text:style-name="T35_1">size</text:span><text:span text:style-name="T35_2">:<text:s/>1<text:s/></text:span><text:span text:style-name="T35_3">byte</text:span></text:p>
      <text:p text:style-name="P36"><text:span text:style-name="T36_1">range</text:span><text:span text:style-name="T36_2">:</text:span></text:p>
      <text:list text:style-name="LS4" xml:id="list13">
        <text:list-item>
          <text:p text:style-name="P37"><text:span text:style-name="T37_1">0<text:s/>-<text:s/></text:span><text:span text:style-name="T37_2">only</text:span><text:span text:style-name="T37_3"><text:s/></text:span><text:span text:style-name="T37_4">for</text:span><text:span text:style-name="T37_5"><text:s/></text:span><text:span text:style-name="T37_6">commands</text:span></text:p>
        </text:list-item>
        <text:list-item>
          <text:p text:style-name="P38"><text:span text:style-name="T38_1">1<text:s/>-<text:s/>255<text:s/>-<text:s/></text:span><text:span text:style-name="T38_2">for</text:span><text:span text:style-name="T38_3"><text:s/></text:span><text:span text:style-name="T38_4">another</text:span><text:span text:style-name="T38_5"><text:s/></text:span><text:span text:style-name="T38_6">messages</text:span></text:p>
        </text:list-item>
      </text:list>
      <text:p text:style-name="P39"/>
      <text:p text:style-name="P40"><text:span text:style-name="T40_1">MESSAGE</text:span></text:p>
      <text:p text:style-name="P41"><text:span text:style-name="T41_1">size</text:span><text:span text:style-name="T41_2">:<text:s/>0<text:s/>-<text:s/>255<text:s/></text:span><text:span text:style-name="T41_3">byte</text:span></text:p>
      <text:list text:style-name="LS5" xml:id="list15">
        <text:list-item>
          <text:p text:style-name="P42"><text:span text:style-name="T42_1">[]<text:s/>-<text:s/></text:span><text:span text:style-name="T42_2">only</text:span><text:span text:style-name="T42_3"><text:s/></text:span><text:span text:style-name="T42_4">for</text:span><text:span text:style-name="T42_5"><text:s/></text:span><text:span text:style-name="T42_6">commands</text:span></text:p>
        </text:list-item>
        <text:list-item>
          <text:p text:style-name="P43"><text:span text:style-name="T43_1">[</text:span><text:span text:style-name="T43_2">x</text:span><text:span text:style-name="T43_3">,<text:s/>…]<text:s/>-<text:s/></text:span><text:span text:style-name="T43_4">for</text:span><text:span text:style-name="T43_5"><text:s/></text:span><text:span text:style-name="T43_6">another</text:span><text:span text:style-name="T43_7"><text:s/></text:span><text:span text:style-name="T43_8">messages</text:span></text:p>
        </text:list-item>
      </text:list>
      <text:p text:style-name="P44"/>
      <text:p text:style-name="P45"><text:span text:style-name="T45_1">Обмен</text:span><text:span text:style-name="T45_2"><text:s/></text:span><text:span text:style-name="T45_3">по</text:span><text:span text:style-name="T45_4"><text:s/></text:span><text:span text:style-name="T45_5">протоколу</text:span><text:span text:style-name="T45_6"><text:s/></text:span><text:span text:style-name="T45_7">для</text:span><text:span text:style-name="T45_8"><text:s/></text:span><text:span text:style-name="T45_9">сообщений</text:span><text:span text:style-name="T45_10">:</text:span></text:p>
      <text:p text:style-name="P46"><text:span text:style-name="T46_1">Отправка</text:span><text:span text:style-name="T46_2">/</text:span><text:span text:style-name="T46_3">Получение</text:span><text:span text:style-name="T46_4"><text:s/></text:span><text:span text:style-name="T46_5">заголовка</text:span><text:span text:style-name="T46_6"><text:s/></text:span><text:span text:style-name="T46_7">типа</text:span><text:span text:style-name="T46_8"><text:s/></text:span><text:span text:style-name="T46_9">сообщения</text:span></text:p>
      <text:p text:style-name="P47"><text:span text:style-name="T47_1">Отправка</text:span><text:span text:style-name="T47_2">/</text:span><text:span text:style-name="T47_3">Получение</text:span><text:span text:style-name="T47_4"><text:s/></text:span><text:span text:style-name="T47_5">адреса</text:span><text:span text:style-name="T47_6"><text:s/></text:span><text:span text:style-name="T47_7">сообщения</text:span></text:p>
      <text:p text:style-name="P48"><text:span text:style-name="T48_1">Отправка</text:span><text:span text:style-name="T48_2">/</text:span><text:span text:style-name="T48_3">Получение</text:span><text:span text:style-name="T48_4"><text:s/></text:span><text:span text:style-name="T48_5">размера</text:span><text:span text:style-name="T48_6"><text:s/></text:span><text:span text:style-name="T48_7">сообщения</text:span></text:p>
      <text:p text:style-name="P49"><text:span text:style-name="T49_1">В</text:span><text:span text:style-name="T49_2"><text:s/></text:span><text:span text:style-name="T49_3">случае</text:span><text:span text:style-name="T49_4"><text:s/></text:span><text:span text:style-name="T49_5">ненулевого</text:span><text:span text:style-name="T49_6"><text:s/></text:span><text:span text:style-name="T49_7">размера</text:span><text:span text:style-name="T49_8"><text:s/></text:span><text:span text:style-name="T49_9">сообщения</text:span><text:span text:style-name="T49_10">:</text:span></text:p>
      <text:p text:style-name="P50"><text:span text:style-name="T50_1">Отправка</text:span><text:span text:style-name="T50_2">/</text:span><text:span text:style-name="T50_3">Получение</text:span><text:span text:style-name="T50_4"><text:s/></text:span><text:span text:style-name="T50_5">сообщения</text:span></text:p>
      <text:p text:style-name="P51"/>
      <text:p text:style-name="P52"><text:span text:style-name="T52_1">Конечный</text:span><text:span text:style-name="T52_2"><text:s/></text:span><text:span text:style-name="T52_3">автомат</text:span><text:span text:style-name="T52_4"><text:s/></text:span><text:span text:style-name="T52_5">отправки</text:span><text:span text:style-name="T52_6">:</text:span></text:p>
      <text:p text:style-name="P53"><text:span text:style-name="T53_1">←<text:s/>[</text:span><text:span text:style-name="T53_2">A</text:span><text:span text:style-name="T53_3">]<text:s/></text:span><text:span text:style-name="T53_4">main</text:span><text:span text:style-name="T53_5"><text:s/></text:span><text:span text:style-name="T53_6">code</text:span><text:span text:style-name="T53_7"><text:s/>→<text:s/></text:span><text:span text:style-name="T53_8">init</text:span><text:span text:style-name="T53_9"><text:s/>→<text:s/></text:span><text:span text:style-name="T53_10">send</text:span><text:span text:style-name="T53_11"><text:s/></text:span><text:span text:style-name="T53_12">header</text:span><text:span text:style-name="T53_13"><text:s/>(</text:span><text:span text:style-name="T53_14">ok</text:span><text:span text:style-name="T53_15"><text:s/></text:span><text:span text:style-name="T53_16">v</text:span><text:span text:style-name="T53_17">,<text:s/></text:span><text:span text:style-name="T53_18">err</text:span><text:span text:style-name="T53_19"><text:s/>→<text:s/>|</text:span></text:p>
      <text:p text:style-name="P54"><text:span text:style-name="T54_1">←<text:s/>[00]<text:s/></text:span><text:span text:style-name="T54_2">I</text:span><text:span text:style-name="T54_3">TxE</text:span><text:span text:style-name="T54_4"><text:s/>→<text:s/></text:span><text:span text:style-name="T54_5">send</text:span><text:span text:style-name="T54_6"><text:s/></text:span><text:span text:style-name="T54_7">address</text:span><text:span text:style-name="T54_8"><text:s/>(</text:span><text:span text:style-name="T54_9">ok</text:span><text:span text:style-name="T54_10"><text:s/></text:span><text:span text:style-name="T54_11">v</text:span><text:span text:style-name="T54_12">,<text:s/></text:span><text:span text:style-name="T54_13">err</text:span><text:span text:style-name="T54_14"><text:s/>→<text:s/>|</text:span></text:p>
      <text:p text:style-name="P55"><text:span text:style-name="T55_1">←<text:s/>[01]<text:s/></text:span><text:span text:style-name="T55_2">I</text:span><text:span text:style-name="T55_3">TxE</text:span><text:span text:style-name="T55_4"><text:s/>→<text:s/></text:span><text:span text:style-name="T55_5">send</text:span><text:span text:style-name="T55_6"><text:s/></text:span><text:span text:style-name="T55_7">size</text:span><text:span text:style-name="T55_8"><text:s/>(</text:span><text:span text:style-name="T55_9">ok</text:span><text:span text:style-name="T55_10"><text:s/></text:span><text:span text:style-name="T55_11">v</text:span><text:span text:style-name="T55_12">,<text:s/></text:span><text:span text:style-name="T55_13">err</text:span><text:span text:style-name="T55_14"><text:s/>→<text:s/>|</text:span></text:p>
      <text:p text:style-name="P56"><text:span text:style-name="T56_1">←<text:s/>[+]<text:s/></text:span><text:span text:style-name="T56_2">I</text:span><text:span text:style-name="T56_3">TxE</text:span><text:span text:style-name="T56_4"><text:s/>→<text:s/></text:span><text:span text:style-name="T56_5">send</text:span><text:span text:style-name="T56_6"><text:s/></text:span><text:span text:style-name="T56_7">message</text:span><text:span text:style-name="T56_8"><text:s/>(</text:span><text:span text:style-name="T56_9">ok</text:span><text:span text:style-name="T56_10"><text:s/></text:span><text:span text:style-name="T56_11">v</text:span><text:span text:style-name="T56_12">,<text:s/></text:span><text:span text:style-name="T56_13">err</text:span><text:span text:style-name="T56_14"><text:s/>→<text:s/>|</text:span></text:p>
      <text:p text:style-name="P57"><text:span text:style-name="T57_1"><text:s text:c="8"/>|,<text:s/></text:span><text:span text:style-name="T57_2">I</text:span><text:span text:style-name="T57_3">TxE</text:span><text:span text:style-name="T57_4"><text:s/>→<text:s/></text:span><text:span text:style-name="T57_5">destroy</text:span><text:span text:style-name="T57_6"><text:s/>→<text:s/></text:span><text:span text:style-name="T57_7">change</text:span><text:span text:style-name="T57_8"><text:s/></text:span><text:span text:style-name="T57_9">status</text:span><text:span text:style-name="T57_10"><text:s/></text:span></text:p>
      <text:p text:style-name="P58"/>
      <text:p text:style-name="P59"><text:span text:style-name="T59_1">Конечный</text:span><text:span text:style-name="T59_2"><text:s/></text:span><text:span text:style-name="T59_3">автомат</text:span><text:span text:style-name="T59_4"><text:s/></text:span><text:span text:style-name="T59_5">приёма</text:span><text:span text:style-name="T59_6">:</text:span></text:p>
      <text:p text:style-name="P60"><text:span text:style-name="T60_1">→<text:s/>[</text:span><text:span text:style-name="T60_2">A</text:span><text:span text:style-name="T60_3">]<text:s/></text:span><text:span text:style-name="T60_4">main</text:span><text:span text:style-name="T60_5"><text:s/></text:span><text:span text:style-name="T60_6">code</text:span><text:span text:style-name="T60_7"><text:s/>→<text:s/></text:span><text:span text:style-name="T60_8">init</text:span><text:span text:style-name="T60_9"><text:s/>→<text:s/></text:span><text:span text:style-name="T60_10">get</text:span><text:span text:style-name="T60_11"><text:s/></text:span><text:span text:style-name="T60_12">header</text:span><text:span text:style-name="T60_13"><text:s/>(</text:span><text:span text:style-name="T60_14">ok</text:span><text:span text:style-name="T60_15"><text:s/></text:span><text:span text:style-name="T60_16">v</text:span><text:span text:style-name="T60_17">,<text:s/></text:span><text:span text:style-name="T60_18">err</text:span><text:span text:style-name="T60_19"><text:s/>→<text:s/>|</text:span></text:p>
      <text:p text:style-name="P61"><text:span text:style-name="T61_1">→<text:s/>[00]<text:s/></text:span><text:span text:style-name="T61_2">I</text:span><text:span text:style-name="T61_3">RxE</text:span><text:span text:style-name="T61_4"><text:s/>→<text:s/></text:span><text:span text:style-name="T61_5">get</text:span><text:span text:style-name="T61_6"><text:s/></text:span><text:span text:style-name="T61_7">address</text:span><text:span text:style-name="T61_8"><text:s/>(</text:span><text:span text:style-name="T61_9">ok</text:span><text:span text:style-name="T61_10"><text:s/>&gt;,<text:s/></text:span><text:span text:style-name="T61_11">err</text:span><text:span text:style-name="T61_12"><text:s/>→<text:s/>|<text:s/>)<text:s/>→<text:s/></text:span><text:span text:style-name="T61_13">address</text:span><text:span text:style-name="T61_14"><text:s/></text:span><text:span text:style-name="T61_15">in</text:span><text:span text:style-name="T61_16"><text:s/></text:span><text:span text:style-name="T61_17">mboxs</text:span><text:span text:style-name="T61_18"><text:s/>(</text:span><text:span text:style-name="T61_19">ok</text:span><text:span text:style-name="T61_20"><text:s/></text:span><text:span text:style-name="T61_21">v</text:span><text:span text:style-name="T61_22">,<text:s/></text:span><text:span text:style-name="T61_23">err</text:span><text:span text:style-name="T61_24"><text:s/>→<text:s/>|</text:span></text:p>
      <text:p text:style-name="P62"><text:span text:style-name="T62_1">→<text:s/>[01]<text:s/>|</text:span><text:span text:style-name="T62_2">RxE</text:span><text:span text:style-name="T62_3"><text:s/>→<text:s/></text:span><text:span text:style-name="T62_4">get</text:span><text:span text:style-name="T62_5"><text:s/></text:span><text:span text:style-name="T62_6">size</text:span><text:span text:style-name="T62_7"><text:s/>(</text:span><text:span text:style-name="T62_8">ok</text:span><text:span text:style-name="T62_9"><text:s/>&gt;,<text:s/></text:span><text:span text:style-name="T62_10">err</text:span><text:span text:style-name="T62_11"><text:s/>→<text:s/>|)<text:s/>→<text:s/></text:span><text:span text:style-name="T62_12">size</text:span><text:span text:style-name="T62_13"><text:s/>==<text:s/></text:span><text:span text:style-name="T62_14">mbox</text:span><text:span text:style-name="T62_15">-&gt;</text:span><text:span text:style-name="T62_16">size</text:span><text:span text:style-name="T62_17"><text:s/>(</text:span><text:span text:style-name="T62_18">ok</text:span><text:span text:style-name="T62_19"><text:s/></text:span><text:span text:style-name="T62_20">v</text:span><text:span text:style-name="T62_21">,<text:s/></text:span><text:span text:style-name="T62_22">err</text:span><text:span text:style-name="T62_23"><text:s/>→<text:s/>|</text:span></text:p>
      <text:p text:style-name="P63"><text:span text:style-name="T63_1">→<text:s/>[+]<text:s/>|</text:span><text:span text:style-name="T63_2">RxE</text:span><text:span text:style-name="T63_3"><text:s/>→<text:s/></text:span><text:span text:style-name="T63_4">get</text:span><text:span text:style-name="T63_5"><text:s/></text:span><text:span text:style-name="T63_6">message</text:span><text:span text:style-name="T63_7"><text:s/>(</text:span><text:span text:style-name="T63_8">ok</text:span><text:span text:style-name="T63_9"><text:s/></text:span><text:span text:style-name="T63_10">v</text:span><text:span text:style-name="T63_11">,<text:s/></text:span><text:span text:style-name="T63_12">err</text:span><text:span text:style-name="T63_13"><text:s/>→<text:s/>|</text:span></text:p>
      <text:p text:style-name="P64"><text:span text:style-name="T64_1"><text:s text:c="9"/></text:span><text:span text:style-name="T64_2">I</text:span><text:span text:style-name="T64_3">,<text:s/></text:span><text:span text:style-name="T64_4">I</text:span><text:span text:style-name="T64_5">RxE</text:span><text:span text:style-name="T64_6"><text:s/>→<text:s/></text:span><text:span text:style-name="T64_7">destroy</text:span><text:span text:style-name="T64_8"><text:s/>→<text:s/></text:span><text:span text:style-name="T64_9">change</text:span><text:span text:style-name="T64_10"><text:s/></text:span><text:span text:style-name="T64_11">status</text:span></text:p>
      <text:p text:style-name="P65"/>
      <text:p text:style-name="P66"><text:span text:style-name="T66_1">Общие</text:span><text:span text:style-name="T66_2"><text:s/></text:span><text:span text:style-name="T66_3">положения</text:span><text:span text:style-name="T66_4"><text:s/></text:span><text:span text:style-name="T66_5">по</text:span><text:span text:style-name="T66_6"><text:s/></text:span><text:span text:style-name="T66_7">обмену</text:span><text:span text:style-name="T66_8"><text:s/></text:span><text:span text:style-name="T66_9">внутри</text:span><text:span text:style-name="T66_10"><text:s/></text:span><text:span text:style-name="T66_11">протокола</text:span><text:span text:style-name="T66_12"><text:s/>(2<text:s/></text:span><text:span text:style-name="T66_13">уровень</text:span><text:span text:style-name="T66_14"><text:s/></text:span><text:span text:style-name="T66_15">обмена</text:span><text:span text:style-name="T66_16"><text:s/></text:span><text:span text:style-name="T66_17">сообщениями</text:span><text:span text:style-name="T66_18">)</text:span></text:p>
      <text:p text:style-name="P67"/>
      <text:p text:style-name="P68"><text:span text:style-name="T68_1">1)</text:span><text:span text:style-name="T68_2">На</text:span><text:span text:style-name="T68_3"><text:s/></text:span><text:span text:style-name="T68_4">нулевую</text:span><text:span text:style-name="T68_5"><text:s/></text:span><text:span text:style-name="T68_6">команду</text:span><text:span text:style-name="T68_7"><text:s/></text:span><text:span text:style-name="T68_8">по</text:span><text:span text:style-name="T68_9"><text:s/></text:span><text:span text:style-name="T68_10">нулевому</text:span><text:span text:style-name="T68_11"><text:s/></text:span><text:span text:style-name="T68_12">адресу</text:span><text:span text:style-name="T68_13"><text:s/></text:span><text:span text:style-name="T68_14">должна</text:span><text:span text:style-name="T68_15"><text:s/></text:span><text:span text:style-name="T68_16">быть</text:span><text:span text:style-name="T68_17"><text:s/></text:span><text:span text:style-name="T68_18">регистрация</text:span><text:span text:style-name="T68_19"><text:s/></text:span><text:span text:style-name="T68_20">запрашиваемого</text:span><text:span text:style-name="T68_21">.</text:span></text:p>
      <text:p text:style-name="P69"/>
      <text:p text:style-name="P70"><text:span text:style-name="T70_1">Пример</text:span><text:span text:style-name="T70_2">:</text:span></text:p>
      <text:p text:style-name="P71"><text:span text:style-name="T71_1">D</text:span><text:span text:style-name="T71_2"><text:s/>→<text:s/></text:span><text:span text:style-name="T71_3">C</text:span><text:span text:style-name="T71_4">:00:00</text:span></text:p>
      <text:p text:style-name="P72"><text:span text:style-name="T72_1">H</text:span><text:span text:style-name="T72_2"><text:s/>←<text:s/></text:span><text:span text:style-name="T72_3">принятие</text:span><text:span text:style-name="T72_4"><text:s/></text:span><text:span text:style-name="T72_5">запроса</text:span><text:span text:style-name="T72_6">,<text:s/></text:span><text:span text:style-name="T72_7">проверка</text:span><text:span text:style-name="T72_8"><text:s/></text:span><text:span text:style-name="T72_9">своего</text:span><text:span text:style-name="T72_10"><text:s/></text:span><text:span text:style-name="T72_11">статуса</text:span></text:p>
      <text:p text:style-name="P73"><text:span text:style-name="T73_1">H</text:span><text:span text:style-name="T73_2"><text:s/>→<text:s/></text:span><text:span text:style-name="T73_3">A</text:span><text:span text:style-name="T73_4">:00:02:</text:span><text:span text:style-name="T73_5">OK</text:span><text:span text:style-name="T73_6"><text:s/>(</text:span><text:span text:style-name="T73_7">если</text:span><text:span text:style-name="T73_8"><text:s/></text:span><text:span text:style-name="T73_9">сервер</text:span><text:span text:style-name="T73_10"><text:s/></text:span><text:span text:style-name="T73_11">готов</text:span><text:span text:style-name="T73_12"><text:s/></text:span><text:span text:style-name="T73_13">к</text:span><text:span text:style-name="T73_14"><text:s/></text:span><text:span text:style-name="T73_15">обмену</text:span><text:span text:style-name="T73_16">,<text:s/></text:span><text:span text:style-name="T73_17">иначе</text:span><text:span text:style-name="T73_18"><text:s/></text:span><text:span text:style-name="T73_19">A</text:span><text:span text:style-name="T73_20">:00:03:</text:span><text:span text:style-name="T73_21">ERR</text:span><text:span text:style-name="T73_22"><text:s/></text:span><text:span text:style-name="T73_23">если</text:span><text:span text:style-name="T73_24"><text:s/></text:span><text:span text:style-name="T73_25">сервер</text:span><text:span text:style-name="T73_26"><text:s/></text:span><text:span text:style-name="T73_27">неисправен</text:span><text:span text:style-name="T73_28">,<text:s/></text:span><text:span text:style-name="T73_29">A</text:span><text:span text:style-name="T73_30">:00:04:</text:span><text:span text:style-name="T73_31">BUSY</text:span><text:span text:style-name="T73_32"><text:s/></text:span><text:span text:style-name="T73_33">если</text:span><text:span text:style-name="T73_34"><text:s/></text:span><text:span text:style-name="T73_35">сервер</text:span><text:span text:style-name="T73_36"><text:s/></text:span><text:span text:style-name="T73_37">занят</text:span><text:span text:style-name="T73_38">,<text:s/></text:span><text:span text:style-name="T73_39">или</text:span><text:span text:style-name="T73_40"><text:s/></text:span><text:span text:style-name="T73_41">ничего</text:span><text:span text:style-name="T73_42"><text:s/></text:span><text:span text:style-name="T73_43">если</text:span><text:span text:style-name="T73_44"><text:s/></text:span><text:span text:style-name="T73_45">сервер</text:span><text:span text:style-name="T73_46"><text:s/></text:span><text:span text:style-name="T73_47">не</text:span><text:span text:style-name="T73_48"><text:s/></text:span><text:span text:style-name="T73_49">доступен</text:span><text:span text:style-name="T73_50"><text:s/>-<text:s/></text:span><text:span text:style-name="T73_51">необходимо</text:span><text:span text:style-name="T73_52"><text:s/></text:span><text:span text:style-name="T73_53">проработать</text:span><text:span text:style-name="T73_54"><text:s/></text:span><text:span text:style-name="T73_55">время</text:span><text:span text:style-name="T73_56"><text:s/></text:span><text:span text:style-name="T73_57">реакции</text:span><text:span text:style-name="T73_58">)</text:span></text:p>
      <text:p text:style-name="P74"/>
      <text:p text:style-name="P75"><text:span text:style-name="T75_1">2)</text:span><text:span text:style-name="T75_2">На</text:span><text:span text:style-name="T75_3"><text:s/></text:span><text:span text:style-name="T75_4">команды</text:span><text:span text:style-name="T75_5"><text:s/></text:span><text:span text:style-name="T75_6">управления</text:span><text:span text:style-name="T75_7"><text:s/></text:span><text:span text:style-name="T75_8">возврат</text:span><text:span text:style-name="T75_9"><text:s/></text:span><text:span text:style-name="T75_10">регламентируется</text:span><text:span text:style-name="T75_11"><text:s/></text:span><text:span text:style-name="T75_12">действием</text:span></text:p>
      <text:p text:style-name="P76"><text:span text:style-name="T76_1">D</text:span><text:span text:style-name="T76_2"><text:s/>→<text:s/></text:span><text:span text:style-name="T76_3">Q</text:span><text:span text:style-name="T76_4">:02:01:</text:span><text:span text:style-name="T76_5">s</text:span><text:span text:style-name="T76_6"><text:s/>(</text:span><text:span text:style-name="T76_7">запрос</text:span><text:span text:style-name="T76_8"><text:s/></text:span><text:span text:style-name="T76_9">статуса</text:span><text:span text:style-name="T76_10">)</text:span></text:p>
      <text:p text:style-name="P77"><text:span text:style-name="T77_1">H</text:span><text:span text:style-name="T77_2"><text:s/>→<text:s/></text:span><text:span text:style-name="T77_3">A</text:span><text:span text:style-name="T77_4">:02:01:</text:span><text:span text:style-name="T77_5">XX</text:span><text:span text:style-name="T77_6"><text:s/>-<text:s/></text:span><text:span text:style-name="T77_7">где</text:span><text:span text:style-name="T77_8"><text:s/></text:span><text:span text:style-name="T77_9">XX</text:span><text:span text:style-name="T77_10"><text:s/></text:span><text:span text:style-name="T77_11">значение</text:span><text:span text:style-name="T77_12"><text:s/></text:span><text:span text:style-name="T77_13">громкости</text:span></text:p>
      <text:p text:style-name="P78"/>
      <text:p text:style-name="P79"><text:span text:style-name="T79_1">D</text:span><text:span text:style-name="T79_2"><text:s/>→<text:s/></text:span><text:span text:style-name="T79_3">Q</text:span><text:span text:style-name="T79_4">:02:01:+<text:s/>(</text:span><text:span text:style-name="T79_5">добавить</text:span><text:span text:style-name="T79_6"><text:s/></text:span><text:span text:style-name="T79_7">громкости</text:span><text:span text:style-name="T79_8">)</text:span></text:p>
      <text:p text:style-name="P80"><text:span text:style-name="T80_1">H</text:span><text:span text:style-name="T80_2"><text:s/>←<text:s/></text:span><text:span text:style-name="T80_3">принятие</text:span><text:span text:style-name="T80_4"><text:s/></text:span><text:span text:style-name="T80_5">запроса</text:span><text:span text:style-name="T80_6">,<text:s/></text:span><text:span text:style-name="T80_7">обработка</text:span><text:span text:style-name="T80_8"><text:s/></text:span><text:span text:style-name="T80_9">события</text:span></text:p>
      <text:p text:style-name="P81"><text:span text:style-name="T81_1">H</text:span><text:span text:style-name="T81_2"><text:s/>→<text:s/></text:span><text:span text:style-name="T81_3">A</text:span><text:span text:style-name="T81_4">:02:01:</text:span><text:span text:style-name="T81_5">XX</text:span><text:span text:style-name="T81_6"><text:s/>-<text:s/></text:span><text:span text:style-name="T81_7">текущее</text:span><text:span text:style-name="T81_8"><text:s/></text:span><text:span text:style-name="T81_9">значение</text:span><text:span text:style-name="T81_10"><text:s/></text:span><text:span text:style-name="T81_11">громкости</text:span></text:p>
      <text:p text:style-name="P82"/>
      <text:p text:style-name="P8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